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13in" style:rel-column-width="21845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70" style:family="table-row">
      <style:table-row-properties style:min-row-height="0.2882in"/>
    </style:style>
    <style:style style:name="Taula1.89" style:family="table-row">
      <style:table-row-properties style:min-row-height="0.2681in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03in" table:align="left"/>
    </style:style>
    <style:style style:name="Taula2.A" style:family="table-column">
      <style:table-column-properties style:column-width="2.2889in"/>
    </style:style>
    <style:style style:name="Taula2.B" style:family="table-column">
      <style:table-column-properties style:column-width="2.1722in"/>
    </style:style>
    <style:style style:name="Taula2.C" style:family="table-column">
      <style:table-column-properties style:column-width="2.2292in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5" style:family="table">
      <style:table-properties style:width="6.7007in" fo:margin-left="-0.0097in" fo:margin-right="0.0021in" table:align="margins"/>
    </style:style>
    <style:style style:name="Taula5.A" style:family="table-column">
      <style:table-column-properties style:column-width="2.5236in" style:rel-column-width="24683*"/>
    </style:style>
    <style:style style:name="Taula5.B" style:family="table-column">
      <style:table-column-properties style:column-width="2.1097in" style:rel-column-width="20635*"/>
    </style:style>
    <style:style style:name="Taula5.C" style:family="table-column">
      <style:table-column-properties style:column-width="2.0674in" style:rel-column-width="20217*"/>
    </style:style>
    <style:style style:name="Tau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5.C1" style:family="table-cell">
      <style:table-cell-properties fo:padding="0.0382in" fo:border="0.05pt solid #000000"/>
    </style:style>
    <style:style style:name="Taula5.A2" style:family="table-cell">
      <style:table-cell-properties fo:padding="0.0382in" fo:border-left="0.05pt solid #000000" fo:border-right="none" fo:border-top="none" fo:border-bottom="0.05pt solid #000000"/>
    </style:style>
    <style:style style:name="Tau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007in" fo:margin-left="-0.0097in" fo:margin-right="0.0021in" table:align="margins"/>
    </style:style>
    <style:style style:name="Taula6.A" style:family="table-column">
      <style:table-column-properties style:column-width="2.5236in" style:rel-column-width="24683*"/>
    </style:style>
    <style:style style:name="Taula6.B" style:family="table-column">
      <style:table-column-properties style:column-width="2.1097in" style:rel-column-width="20635*"/>
    </style:style>
    <style:style style:name="Taula6.C" style:family="table-column">
      <style:table-column-properties style:column-width="2.0674in" style:rel-column-width="20217*"/>
    </style:style>
    <style:style style:name="Tau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6.C1" style:family="table-cell">
      <style:table-cell-properties fo:padding="0.0382in" fo:border="0.05pt solid #000000"/>
    </style:style>
    <style:style style:name="Taula6.A2" style:family="table-cell">
      <style:table-cell-properties fo:padding="0.0382in" fo:border-left="0.05pt solid #000000" fo:border-right="none" fo:border-top="none" fo:border-bottom="0.05pt solid #000000"/>
    </style:style>
    <style:style style:name="Tau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3" style:family="paragraph" style:parent-style-name="Text_20_body">
      <style:paragraph-properties fo:text-align="justify" style:justify-single-word="false"/>
      <style:text-properties fo:font-size="10.5pt" style:font-size-asian="12pt"/>
    </style:style>
    <style:style style:name="P4" style:family="paragraph" style:parent-style-name="Table_20_Contents">
      <style:paragraph-properties fo:text-align="justify" style:justify-single-word="false"/>
      <style:text-properties fo:font-size="10.5pt" officeooo:rsid="001ba408" officeooo:paragraph-rsid="001ba408" style:font-size-asian="12pt"/>
    </style:style>
    <style:style style:name="P5" style:family="paragraph" style:parent-style-name="Table_20_Contents">
      <style:paragraph-properties fo:text-align="justify" style:justify-single-word="false"/>
      <style:text-properties fo:font-size="10.5pt" officeooo:rsid="001ba408" officeooo:paragraph-rsid="00240c28" style:font-size-asian="12pt"/>
    </style:style>
    <style:style style:name="P6" style:family="paragraph" style:parent-style-name="Table_20_Contents">
      <style:paragraph-properties fo:text-align="justify" style:justify-single-word="false"/>
      <style:text-properties fo:font-size="10.5pt" officeooo:rsid="001e7446" officeooo:paragraph-rsid="001e7446" style:font-size-asian="12pt"/>
    </style:style>
    <style:style style:name="P7" style:family="paragraph" style:parent-style-name="Table_20_Contents">
      <style:paragraph-properties fo:text-align="justify" style:justify-single-word="false"/>
      <style:text-properties fo:font-size="10.5pt" officeooo:rsid="001e7446" officeooo:paragraph-rsid="00240c28" style:font-size-asian="12pt"/>
    </style:style>
    <style:style style:name="P8" style:family="paragraph" style:parent-style-name="Table_20_Contents">
      <style:paragraph-properties fo:text-align="justify" style:justify-single-word="false"/>
      <style:text-properties fo:font-size="10.5pt" officeooo:rsid="00201a69" officeooo:paragraph-rsid="00201a69" style:font-size-asian="12pt"/>
    </style:style>
    <style:style style:name="P9" style:family="paragraph" style:parent-style-name="Table_20_Contents">
      <style:paragraph-properties fo:text-align="justify" style:justify-single-word="false"/>
      <style:text-properties fo:font-size="10.5pt" officeooo:rsid="00228162" officeooo:paragraph-rsid="00228162" style:font-size-asian="12pt"/>
    </style:style>
    <style:style style:name="P10" style:family="paragraph" style:parent-style-name="Table_20_Contents">
      <style:paragraph-properties fo:text-align="justify" style:justify-single-word="false"/>
      <style:text-properties fo:font-size="10.5pt" officeooo:rsid="00240c28" officeooo:paragraph-rsid="00240c28" style:font-size-asian="12pt"/>
    </style:style>
    <style:style style:name="P11" style:family="paragraph" style:parent-style-name="Table_20_Contents">
      <style:paragraph-properties fo:text-align="justify" style:justify-single-word="false"/>
      <style:text-properties fo:font-size="10.5pt" officeooo:rsid="00241fde" officeooo:paragraph-rsid="00241fde" style:font-size-asian="12pt"/>
    </style:style>
    <style:style style:name="P12" style:family="paragraph" style:parent-style-name="Table_20_Contents">
      <style:paragraph-properties fo:text-align="justify" style:justify-single-word="false"/>
      <style:text-properties fo:font-size="10.5pt" officeooo:rsid="0025c6b2" officeooo:paragraph-rsid="0025c6b2" style:font-size-asian="12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Preformatted_20_Text">
      <style:paragraph-properties fo:margin-left="0.4925in" fo:margin-right="0in" fo:text-indent="0in" style:auto-text-indent="false"/>
    </style:style>
    <style:style style:name="P15" style:family="paragraph" style:parent-style-name="Table_20_Contents">
      <style:text-properties officeooo:rsid="001ba408" officeooo:paragraph-rsid="001ba408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paragraph-rsid="001e7446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officeooo:paragraph-rsid="00278d31"/>
    </style:style>
    <style:style style:name="P19" style:family="paragraph" style:parent-style-name="Text_20_body">
      <style:text-properties officeooo:paragraph-rsid="00278d31"/>
    </style:style>
    <style:style style:name="P20" style:family="paragraph" style:parent-style-name="Preformatted_20_Text">
      <style:paragraph-properties fo:margin-left="0.4925in" fo:margin-right="0in" fo:text-indent="0in" style:auto-text-indent="false"/>
      <style:text-properties officeooo:rsid="00278d31" officeooo:paragraph-rsid="0028f698"/>
    </style:style>
    <style:style style:name="P21" style:family="paragraph" style:parent-style-name="Table_20_Contents">
      <style:text-properties officeooo:rsid="00278d31" officeooo:paragraph-rsid="00278d31"/>
    </style:style>
    <style:style style:name="P22" style:family="paragraph" style:parent-style-name="Text_20_body">
      <style:text-properties officeooo:rsid="00278d31" officeooo:paragraph-rsid="00278d31"/>
    </style:style>
    <style:style style:name="P23" style:family="paragraph" style:parent-style-name="Text_20_body">
      <style:text-properties officeooo:rsid="0028f698" officeooo:paragraph-rsid="0028f698"/>
    </style:style>
    <style:style style:name="P24" style:family="paragraph" style:parent-style-name="Numbering_20_1" style:list-style-name="Numbering_20_1"/>
    <style:style style:name="P25" style:family="paragraph" style:parent-style-name="Numbering_20_1" style:list-style-name="Numbering_20_1">
      <style:text-properties officeooo:paragraph-rsid="001e7446"/>
    </style:style>
    <style:style style:name="P26" style:family="paragraph" style:parent-style-name="Numbering_20_1" style:list-style-name="Numbering_20_1">
      <style:text-properties officeooo:paragraph-rsid="0025c6b2"/>
    </style:style>
    <style:style style:name="P27" style:family="paragraph" style:parent-style-name="Numbering_20_1" style:list-style-name="Numbering_20_1">
      <style:text-properties officeooo:paragraph-rsid="00278d31"/>
    </style:style>
    <style:style style:name="P28" style:family="paragraph" style:parent-style-name="Numbering_20_1" style:list-style-name="Numbering_20_1">
      <style:text-properties officeooo:paragraph-rsid="0028f698"/>
    </style:style>
    <style:style style:name="P29" style:family="paragraph" style:parent-style-name="Numbering_20_1" style:list-style-name="Numbering_20_1">
      <style:text-properties officeooo:paragraph-rsid="002a858d"/>
    </style:style>
    <style:style style:name="P30" style:family="paragraph" style:parent-style-name="Numbering_20_1">
      <style:paragraph-properties fo:text-align="center" style:justify-single-word="false"/>
    </style:style>
    <style:style style:name="P31" style:family="paragraph" style:parent-style-name="Numbering_20_1">
      <style:text-properties officeooo:rsid="002a858d" officeooo:paragraph-rsid="002a858d"/>
    </style:style>
    <style:style style:name="P32" style:family="paragraph" style:parent-style-name="Numbering_20_1">
      <style:paragraph-properties fo:text-align="center" style:justify-single-word="false"/>
      <style:text-properties officeooo:rsid="002a858d" officeooo:paragraph-rsid="002a858d"/>
    </style:style>
    <style:style style:name="P33" style:family="paragraph" style:parent-style-name="Numbering_20_1" style:list-style-name="Numbering_20_1">
      <style:paragraph-properties fo:text-align="center" style:justify-single-word="false"/>
      <style:text-properties officeooo:rsid="002a858d" officeooo:paragraph-rsid="002a858d"/>
    </style:style>
    <style:style style:name="P34" style:family="paragraph" style:parent-style-name="Numbering_20_1">
      <style:text-properties officeooo:paragraph-rsid="002a858d"/>
    </style:style>
    <style:style style:name="P35" style:family="paragraph" style:parent-style-name="Standard" style:list-style-name="Numbering_20_1"/>
    <style:style style:name="P36" style:family="paragraph" style:parent-style-name="Table_20_Contents">
      <style:text-properties officeooo:rsid="00278d31"/>
    </style:style>
    <style:style style:name="P37" style:family="paragraph" style:parent-style-name="Table_20_Contents">
      <style:text-properties officeooo:rsid="002a858d" officeooo:paragraph-rsid="002a858d"/>
    </style:style>
    <style:style style:name="P38" style:family="paragraph" style:parent-style-name="Table_20_Contents">
      <style:text-properties officeooo:rsid="002b53f4" officeooo:paragraph-rsid="002b53f4"/>
    </style:style>
    <style:style style:name="P39" style:family="paragraph" style:parent-style-name="Table_20_Contents">
      <style:text-properties officeooo:paragraph-rsid="002b53f4"/>
    </style:style>
    <style:style style:name="P40" style:family="paragraph" style:parent-style-name="Table_20_Heading" style:list-style-name="Numbering_20_1"/>
    <style:style style:name="T1" style:family="text">
      <style:text-properties officeooo:rsid="001ba408"/>
    </style:style>
    <style:style style:name="T2" style:family="text">
      <style:text-properties officeooo:rsid="001e7446"/>
    </style:style>
    <style:style style:name="T3" style:family="text">
      <style:text-properties fo:font-size="10.5pt" style:font-size-asian="12pt"/>
    </style:style>
    <style:style style:name="T4" style:family="text">
      <style:text-properties officeooo:rsid="00201a69"/>
    </style:style>
    <style:style style:name="T5" style:family="text">
      <style:text-properties officeooo:rsid="00240c28"/>
    </style:style>
    <style:style style:name="T6" style:family="text">
      <style:text-properties officeooo:rsid="00241fde"/>
    </style:style>
    <style:style style:name="T7" style:family="text">
      <style:text-properties officeooo:rsid="0025c6b2"/>
    </style:style>
    <style:style style:name="T8" style:family="text">
      <style:text-properties officeooo:rsid="00278d31"/>
    </style:style>
    <style:style style:name="T9" style:family="text">
      <style:text-properties officeooo:rsid="0028f698"/>
    </style:style>
    <style:style style:name="T10" style:family="text">
      <style:text-properties officeooo:rsid="002a858d"/>
    </style:style>
    <style:style style:name="T11" style:family="text">
      <style:text-properties fo:font-weight="bold" officeooo:rsid="002a858d" style:font-weight-asian="bold" style:font-weight-complex="bold"/>
    </style:style>
    <style:style style:name="T12" style:family="text">
      <style:text-properties fo:language="es" fo:country="ES" officeooo:rsid="002a858d"/>
    </style:style>
    <style:style style:name="T13" style:family="text">
      <style:text-properties officeooo:rsid="002b53f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ressions</text:h>
      <text:list xml:id="list1788379561" text:style-name="Numbering_20_1">
        <text:list-item>
          <text:p text:style-name="P24">Dels següents noms de variables, digueu si són correctes o no. Si no són correctes, digueu per què no ho són:</text:p>
          <text:list>
            <text:list-item>
              <text:p text:style-name="P24">Quantitat Total Incorrecto </text:p>
            </text:list-item>
            <text:list-item>
              <text:p text:style-name="P25">quantitatTotal <text:span text:style-name="T2">C</text:span>orrecto</text:p>
            </text:list-item>
            <text:list-item>
              <text:p text:style-name="P25">quant_total <text:span text:style-name="T2">C</text:span>orrecto</text:p>
            </text:list-item>
            <text:list-item>
              <text:p text:style-name="P25">quant/3 <text:s/>Incorrecto</text:p>
            </text:list-item>
            <text:list-item>
              <text:p text:style-name="P25">quant3 <text:span text:style-name="T2">C</text:span>orrecto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 table:number-columns-repeated="3"/>
        <table:table-header-rows>
          <table:table-row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2">-<text:span text:style-name="T1">123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15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+3</text:p>
          </table:table-cell>
          <table:table-cell table:style-name="Taula1.A2" office:value-type="string">
            <text:p text:style-name="P4">5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+2</text:p>
          </table:table-cell>
          <table:table-cell table:style-name="Taula1.A2" office:value-type="string">
            <text:p text:style-name="P4">5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-3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-2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3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*2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3*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*-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*1</text:p>
          </table:table-cell>
          <table:table-cell table:style-name="Taula1.A2" office:value-type="string">
            <text:p text:style-name="P4">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3/2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-3/2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2/-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ext:soft-page-break/>
        <table:table-row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-2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0/0</text:p>
          </table:table-cell>
          <table:table-cell table:style-name="Taula1.A2" office:value-type="string">
            <text:p text:style-name="P4">Error</text:p>
          </table:table-cell>
          <table:table-cell table:style-name="Taula1.C2" office:value-type="string">
            <text:p text:style-name="P4">No ba</text:p>
          </table:table-cell>
        </table:table-row>
        <table:table-row>
          <table:table-cell table:style-name="Taula1.A2" office:value-type="string">
            <text:p text:style-name="Table_20_Contents">2 / 3.14</text:p>
          </table:table-cell>
          <table:table-cell table:style-name="Taula1.A2" office:value-type="string">
            <text:p text:style-name="P4">0.6</text:p>
          </table:table-cell>
          <table:table-cell table:style-name="Taula1.C2" office:value-type="string">
            <text:p text:style-name="P4">double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++x;</text:p>
          </table:table-cell>
          <table:table-cell table:style-name="Taula1.A2" office:value-type="string">
            <text:p text:style-name="P4">124 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--x;</text:p>
          </table:table-cell>
          <table:table-cell table:style-name="Taula1.A2" office:value-type="string">
            <text:p text:style-name="P4">12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++;</text:p>
          </table:table-cell>
          <table:table-cell table:style-name="Taula1.A2" office:value-type="string">
            <text:p text:style-name="P4">124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x--;</text:p>
          </table:table-cell>
          <table:table-cell table:style-name="Taula1.A2" office:value-type="string">
            <text:p text:style-name="P4">122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++x;</text:p>
          </table:table-cell>
          <table:table-cell table:style-name="Taula1.A2" office:value-type="string">
            <text:p text:style-name="P4">x = 12<text:span text:style-name="T5">4</text:span> , y = 124</text:p>
          </table:table-cell>
          <table:table-cell table:style-name="Taula1.C2" office:value-type="string">
            <text:p text:style-name="P4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--x;</text:p>
          </table:table-cell>
          <table:table-cell table:style-name="Taula1.A2" office:value-type="string">
            <text:p text:style-name="P7"><text:span text:style-name="T5">x</text:span>= 122</text:p>
            <text:p text:style-name="P6">y= 122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++;</text:p>
          </table:table-cell>
          <table:table-cell table:style-name="Taula1.A2" office:value-type="string">
            <text:p text:style-name="P5">x = 12<text:span text:style-name="T5">4</text:span></text:p>
            <text:p text:style-name="P6">y= 124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--;</text:p>
          </table:table-cell>
          <table:table-cell table:style-name="Taula1.A2" office:value-type="string">
            <text:p text:style-name="P7"><text:span text:style-name="T5">x</text:span>= 122</text:p>
            <text:p text:style-name="P6">y= 122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2%2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2%3</text:p>
          </table:table-cell>
          <table:table-cell table:style-name="Taula1.A2" office:value-type="string">
            <text:p text:style-name="P6">0 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-12%5</text:p>
          </table:table-cell>
          <table:table-cell table:style-name="Taula1.A2" office:value-type="string">
            <text:p text:style-name="P2">-<text:span text:style-name="T2">2</text:span>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0%2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2%0</text:p>
          </table:table-cell>
          <table:table-cell table:style-name="Taula1.A2" office:value-type="string">
            <text:p text:style-name="P6">Error</text:p>
          </table:table-cell>
          <table:table-cell table:style-name="Taula1.C2" office:value-type="string">
            <text:p text:style-name="P6">No ba</text:p>
          </table:table-cell>
        </table:table-row>
        <table:table-row>
          <table:table-cell table:style-name="Taula1.A2" office:value-type="string">
            <text:p text:style-name="Table_20_Contents">-2%0</text:p>
          </table:table-cell>
          <table:table-cell table:style-name="Taula1.A2" office:value-type="string">
            <text:p text:style-name="P6">Error</text:p>
          </table:table-cell>
          <table:table-cell table:style-name="Taula1.C2" office:value-type="string">
            <text:p text:style-name="P6">No ba</text:p>
          </table:table-cell>
        </table:table-row>
        <table:table-row>
          <table:table-cell table:style-name="Taula1.A2" office:value-type="string">
            <text:p text:style-name="Table_20_Contents">12%(-2)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2%(-5)</text:p>
          </table:table-cell>
          <table:table-cell table:style-name="Taula1.A2" office:value-type="string">
            <text:p text:style-name="P6">2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-12%(-3)</text:p>
          </table:table-cell>
          <table:table-cell table:style-name="Taula1.A2" office:value-type="string">
            <text:p text:style-name="P6">0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2-3+4-5</text:p>
          </table:table-cell>
          <table:table-cell table:style-name="Taula1.A2" office:value-type="string">
            <text:p text:style-name="P2">-<text:span text:style-name="T2">1</text:span>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2*3</text:p>
          </table:table-cell>
          <table:table-cell table:style-name="Taula1.A2" office:value-type="string">
            <text:p text:style-name="P6">7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(2*3)</text:p>
          </table:table-cell>
          <table:table-cell table:style-name="Taula1.A2" office:value-type="string">
            <text:p text:style-name="P6">7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(1+2)*3</text:p>
          </table:table-cell>
          <table:table-cell table:style-name="Taula1.A2" office:value-type="string">
            <text:p text:style-name="P6">9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 2/3</text:p>
          </table:table-cell>
          <table:table-cell table:style-name="Taula1.A2" office:value-type="string">
            <text:p text:style-name="P11">2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(1+2)/3</text:p>
          </table:table-cell>
          <table:table-cell table:style-name="Taula1.A2" office:value-type="string">
            <text:p text:style-name="P6">1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2%3</text:p>
          </table:table-cell>
          <table:table-cell table:style-name="Taula1.A2" office:value-type="string">
            <text:p text:style-name="P6">3</text:p>
          </table:table-cell>
          <table:table-cell table:style-name="Taula1.C2" office:value-type="string">
            <text:p text:style-name="P6">int</text:p>
          </table:table-cell>
        </table:table-row>
        <text:soft-page-break/>
        <table:table-row>
          <table:table-cell table:style-name="Taula1.A2" office:value-type="string">
            <text:p text:style-name="Table_20_Contents">(1+2)%3</text:p>
          </table:table-cell>
          <table:table-cell table:style-name="Taula1.A2" office:value-type="string">
            <text:p text:style-name="P6">1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1+2*3-3%2</text:p>
          </table:table-cell>
          <table:table-cell table:style-name="Taula1.A2" office:value-type="string">
            <text:p text:style-name="P6">6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Byte.MAX_VALUE</text:p>
          </table:table-cell>
          <table:table-cell table:style-name="Taula1.A2" office:value-type="string">
            <text:p text:style-name="P6">127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Byte.MIN_VALUE</text:p>
          </table:table-cell>
          <table:table-cell table:style-name="Taula1.A2" office:value-type="string">
            <text:p text:style-name="P2">-<text:span text:style-name="T2">128</text:span>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Byte.MAX_VALUE+1</text:p>
          </table:table-cell>
          <table:table-cell table:style-name="Taula1.A2" office:value-type="string">
            <text:p text:style-name="P6">128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Byte.MIN_VALUE-1</text:p>
          </table:table-cell>
          <table:table-cell table:style-name="Taula1.A2" office:value-type="string">
            <text:p text:style-name="P2">-<text:span text:style-name="T2">129</text:span></text:p>
          </table:table-cell>
          <table:table-cell table:style-name="Taula1.C2" office:value-type="string">
            <text:p text:style-name="P6">byte</text:p>
          </table:table-cell>
        </table:table-row>
        <table:table-row>
          <table:table-cell table:style-name="Taula1.A2" office:value-type="string">
            <text:p text:style-name="Table_20_Contents">Short.MAX_VALUE</text:p>
          </table:table-cell>
          <table:table-cell table:style-name="Taula1.A2" office:value-type="string">
            <text:p text:style-name="P3">32767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Short.MIN_VALUE</text:p>
          </table:table-cell>
          <table:table-cell table:style-name="Taula1.A2" office:value-type="string">
            <text:p text:style-name="P16"><text:span text:style-name="T3">-</text:span>32768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Short.MAX_VALUE+1</text:p>
          </table:table-cell>
          <table:table-cell table:style-name="Taula1.A2" office:value-type="string">
            <text:p text:style-name="P3">32768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Short.MIN_VALUE-1</text:p>
          </table:table-cell>
          <table:table-cell table:style-name="Taula1.A2" office:value-type="string">
            <text:p text:style-name="P16"><text:span text:style-name="T3">-</text:span>3276<text:span text:style-name="T2">9</text:span></text:p>
          </table:table-cell>
          <table:table-cell table:style-name="Taula1.C2" office:value-type="string">
            <text:p text:style-name="P6">short</text:p>
          </table:table-cell>
        </table:table-row>
        <table:table-row>
          <table:table-cell table:style-name="Taula1.A2" office:value-type="string">
            <text:p text:style-name="Table_20_Contents">Integer.MAX_VALUE</text:p>
          </table:table-cell>
          <table:table-cell table:style-name="Taula1.A2" office:value-type="string">
            <text:p text:style-name="P3">2147483647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Integer.MAX_VALUE+1</text:p>
          </table:table-cell>
          <table:table-cell table:style-name="Taula1.A2" office:value-type="string">
            <text:p text:style-name="P3">-214748364<text:span text:style-name="T2">8</text:span>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Integer.MIN_VALUE</text:p>
          </table:table-cell>
          <table:table-cell table:style-name="Taula1.A2" office:value-type="string">
            <text:p text:style-name="P16"><text:span text:style-name="T3">-</text:span>214748364<text:span text:style-name="T2">8</text:span>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Integer.MIN_VALUE-1</text:p>
          </table:table-cell>
          <table:table-cell table:style-name="Taula1.A2" office:value-type="string">
            <text:p text:style-name="P3">2147483647</text:p>
          </table:table-cell>
          <table:table-cell table:style-name="Taula1.C2" office:value-type="string">
            <text:p text:style-name="P6">int</text:p>
          </table:table-cell>
        </table:table-row>
        <table:table-row>
          <table:table-cell table:style-name="Taula1.A2" office:value-type="string">
            <text:p text:style-name="Table_20_Contents">Long.MAX_VALUE</text:p>
          </table:table-cell>
          <table:table-cell table:style-name="Taula1.A2" office:value-type="string">
            <text:p text:style-name="P3">9223372036854775807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Long.MAX_VALUE+1</text:p>
          </table:table-cell>
          <table:table-cell table:style-name="Taula1.A2" office:value-type="string">
            <text:p text:style-name="P16"><text:span text:style-name="T3">-</text:span>922337203685477580<text:span text:style-name="T2">8</text:span>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Long.MIN_VALUE</text:p>
          </table:table-cell>
          <table:table-cell table:style-name="Taula1.A2" office:value-type="string">
            <text:p text:style-name="P17">-922337203685477580<text:span text:style-name="T2">8</text:span></text:p>
          </table:table-cell>
          <table:table-cell table:style-name="Taula1.C2" office:value-type="string">
            <text:p text:style-name="P6">long</text:p>
          </table:table-cell>
        </table:table-row>
        <table:table-row>
          <table:table-cell table:style-name="Taula1.A2" office:value-type="string">
            <text:p text:style-name="Table_20_Contents">Long.MIN_VALUE-1</text:p>
          </table:table-cell>
          <table:table-cell table:style-name="Taula1.A2" office:value-type="string">
            <text:p text:style-name="P3">9223372036854775807</text:p>
          </table:table-cell>
          <table:table-cell table:style-name="Taula1.C2" office:value-type="string">
            <text:p text:style-name="P6">long</text:p>
          </table:table-cell>
        </table:table-row>
        <table:table-row table:style-name="Taula1.70">
          <table:table-cell table:style-name="Taula1.A2" office:value-type="string">
            <text:p text:style-name="Table_20_Contents">(byte)12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8">byte</text:p>
          </table:table-cell>
        </table:table-row>
        <table:table-row>
          <table:table-cell table:style-name="Taula1.A2" office:value-type="string">
            <text:p text:style-name="Table_20_Contents">(byte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8">byte</text:p>
          </table:table-cell>
        </table:table-row>
        <table:table-row>
          <table:table-cell table:style-name="Taula1.A2" office:value-type="string">
            <text:p text:style-name="Table_20_Contents">(byte)0</text:p>
          </table:table-cell>
          <table:table-cell table:style-name="Taula1.A2" office:value-type="string">
            <text:p text:style-name="P8">0</text:p>
          </table:table-cell>
          <table:table-cell table:style-name="Taula1.C2" office:value-type="string">
            <text:p text:style-name="P8">byte</text:p>
          </table:table-cell>
        </table:table-row>
        <table:table-row>
          <table:table-cell table:style-name="Taula1.A2" office:value-type="string">
            <text:p text:style-name="Table_20_Contents">(short)12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8">short</text:p>
          </table:table-cell>
        </table:table-row>
        <table:table-row>
          <table:table-cell table:style-name="Taula1.A2" office:value-type="string">
            <text:p text:style-name="Table_20_Contents">(short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8">short</text:p>
          </table:table-cell>
        </table:table-row>
        <table:table-row>
          <table:table-cell table:style-name="Taula1.A2" office:value-type="string">
            <text:p text:style-name="Table_20_Contents">(short)0</text:p>
          </table:table-cell>
          <table:table-cell table:style-name="Taula1.A2" office:value-type="string">
            <text:p text:style-name="P8">0</text:p>
          </table:table-cell>
          <table:table-cell table:style-name="Taula1.C2" office:value-type="string">
            <text:p text:style-name="P8">short</text:p>
          </table:table-cell>
        </table:table-row>
        <table:table-row>
          <table:table-cell table:style-name="Taula1.A2" office:value-type="string">
            <text:p text:style-name="Table_20_Contents">(long)12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(long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(long)0</text:p>
          </table:table-cell>
          <table:table-cell table:style-name="Taula1.A2" office:value-type="string">
            <text:p text:style-name="P8">0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(short)1+2+3</text:p>
          </table:table-cell>
          <table:table-cell table:style-name="Taula1.A2" office:value-type="string">
            <text:p text:style-name="P8">6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(short)(1+2+3)</text:p>
          </table:table-cell>
          <table:table-cell table:style-name="Taula1.A2" office:value-type="string">
            <text:p text:style-name="P8">6</text:p>
          </table:table-cell>
          <table:table-cell table:style-name="Taula1.C2" office:value-type="string">
            <text:p text:style-name="P8">short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1+2L+3</text:p>
          </table:table-cell>
          <table:table-cell table:style-name="Taula1.A2" office:value-type="string">
            <text:p text:style-name="P8">6</text:p>
          </table:table-cell>
          <table:table-cell table:style-name="Taula1.C2" office:value-type="string">
            <text:p text:style-name="P8">long</text:p>
          </table:table-cell>
        </table:table-row>
        <table:table-row>
          <table:table-cell table:style-name="Taula1.A2" office:value-type="string">
            <text:p text:style-name="Table_20_Contents">(byte)(1+2+3)</text:p>
          </table:table-cell>
          <table:table-cell table:style-name="Taula1.A2" office:value-type="string">
            <text:p text:style-name="P8">6</text:p>
          </table:table-cell>
          <table:table-cell table:style-name="Taula1.C2" office:value-type="string">
            <text:p text:style-name="P8">byte</text:p>
          </table:table-cell>
        </table:table-row>
        <table:table-row>
          <table:table-cell table:style-name="Taula1.A2" office:value-type="string">
            <text:p text:style-name="Table_20_Contents">(byte)(200+300)</text:p>
          </table:table-cell>
          <table:table-cell table:style-name="Taula1.A2" office:value-type="string">
            <text:p text:style-name="P11">Error </text:p>
          </table:table-cell>
          <table:table-cell table:style-name="Taula1.C2" office:value-type="string">
            <text:p text:style-name="P11">No ba</text:p>
          </table:table-cell>
        </table:table-row>
        <text:soft-page-break/>
        <table:table-row>
          <table:table-cell table:style-name="Taula1.A2" office:value-type="string">
            <text:p text:style-name="Table_20_Contents">023</text:p>
          </table:table-cell>
          <table:table-cell table:style-name="Taula1.A2" office:value-type="string">
            <text:p text:style-name="P12">19</text:p>
          </table:table-cell>
          <table:table-cell table:style-name="Taula1.C2" office:value-type="string">
            <text:p text:style-name="P12">byte</text:p>
          </table:table-cell>
        </table:table-row>
        <table:table-row>
          <table:table-cell table:style-name="Taula1.A2" office:value-type="string">
            <text:p text:style-name="Table_20_Contents">-023</text:p>
          </table:table-cell>
          <table:table-cell table:style-name="Taula1.A2" office:value-type="string">
            <text:p text:style-name="P9">-<text:span text:style-name="T7">19</text:span></text:p>
          </table:table-cell>
          <table:table-cell table:style-name="Taula1.C2" office:value-type="string">
            <text:p text:style-name="P12">bute</text:p>
          </table:table-cell>
        </table:table-row>
        <table:table-row>
          <table:table-cell table:style-name="Taula1.A2" office:value-type="string">
            <text:p text:style-name="Table_20_Contents">00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ula1.89">
          <table:table-cell table:style-name="Taula1.A2" office:value-type="string">
            <text:p text:style-name="Table_20_Contents">0x23</text:p>
          </table:table-cell>
          <table:table-cell table:style-name="Taula1.A2" office:value-type="string">
            <text:p text:style-name="P12">19</text:p>
          </table:table-cell>
          <table:table-cell table:style-name="Taula1.C2" office:value-type="string">
            <text:p text:style-name="P10">int</text:p>
          </table:table-cell>
        </table:table-row>
        <table:table-row>
          <table:table-cell table:style-name="Taula1.A2" office:value-type="string">
            <text:p text:style-name="Table_20_Contents">-0x23</text:p>
          </table:table-cell>
          <table:table-cell table:style-name="Taula1.A2" office:value-type="string">
            <text:p text:style-name="P2">-<text:span text:style-name="T7">19</text:span></text:p>
          </table:table-cell>
          <table:table-cell table:style-name="Taula1.C2" office:value-type="string">
            <text:p text:style-name="P10">int</text:p>
          </table:table-cell>
        </table:table-row>
        <table:table-row>
          <table:table-cell table:style-name="Taula1.A2" office:value-type="string">
            <text:p text:style-name="Table_20_Contents">0x0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>
          <table:table-cell table:style-name="Taula1.A2" office:value-type="string">
            <text:p text:style-name="Table_20_Contents">0x00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>
          <table:table-cell table:style-name="Taula1.A2" office:value-type="string">
            <text:p text:style-name="Table_20_Contents">012A</text:p>
          </table:table-cell>
          <table:table-cell table:style-name="Taula1.A2" office:value-type="string">
            <text:p text:style-name="P10">Error </text:p>
          </table:table-cell>
          <table:table-cell table:style-name="Taula1.C2" office:value-type="string">
            <text:p text:style-name="P10">No ba</text:p>
          </table:table-cell>
        </table:table-row>
        <table:table-row>
          <table:table-cell table:style-name="Taula1.A2" office:value-type="string">
            <text:p text:style-name="Table_20_Contents">0xFF</text:p>
          </table:table-cell>
          <table:table-cell table:style-name="Taula1.A2" office:value-type="string">
            <text:p text:style-name="P2">255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2+04</text:p>
          </table:table-cell>
          <table:table-cell table:style-name="Taula1.A2" office:value-type="string">
            <text:p text:style-name="P10">6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2-02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2+2</text:p>
          </table:table-cell>
          <table:table-cell table:style-name="Taula1.A2" office:value-type="string">
            <text:p text:style-name="P10">4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x10/02</text:p>
          </table:table-cell>
          <table:table-cell table:style-name="Taula1.A2" office:value-type="string">
            <text:p text:style-name="P11">8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0xFF/5</text:p>
          </table:table-cell>
          <table:table-cell table:style-name="Taula1.A2" office:value-type="string">
            <text:p text:style-name="P10">51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-0xFF/5</text:p>
          </table:table-cell>
          <table:table-cell table:style-name="Taula1.A2" office:value-type="string">
            <text:p text:style-name="P10">-51</text:p>
          </table:table-cell>
          <table:table-cell table:style-name="Taula1.C2" office:value-type="string">
            <text:p text:style-name="P11">int</text:p>
          </table:table-cell>
        </table:table-row>
        <table:table-row>
          <table:table-cell table:style-name="Taula1.A2" office:value-type="string">
            <text:p text:style-name="Table_20_Contents">(byte)(0xFF/5)</text:p>
          </table:table-cell>
          <table:table-cell table:style-name="Taula1.A2" office:value-type="string">
            <text:p text:style-name="P11">51</text:p>
          </table:table-cell>
          <table:table-cell table:style-name="Taula1.C2" office:value-type="string">
            <text:p text:style-name="P11">byte</text:p>
          </table:table-cell>
        </table:table-row>
        <table:table-row>
          <table:table-cell table:style-name="Taula1.A2" office:value-type="string">
            <text:p text:style-name="Table_20_Contents">3/4*Math.PI</text:p>
          </table:table-cell>
          <table:table-cell table:style-name="Taula1.A2" office:value-type="string">
            <text:p text:style-name="P12">0</text:p>
          </table:table-cell>
          <table:table-cell table:style-name="Taula1.C2" office:value-type="string">
            <text:p text:style-name="P12">int</text:p>
          </table:table-cell>
        </table:table-row>
        <table:table-row>
          <table:table-cell table:style-name="Taula1.A2" office:value-type="string">
            <text:p text:style-name="Table_20_Contents">3.0/4*Math.PI</text:p>
          </table:table-cell>
          <table:table-cell table:style-name="Taula1.A2" office:value-type="string">
            <text:p text:style-name="P11">2.36</text:p>
          </table:table-cell>
          <table:table-cell table:style-name="Taula1.C2" office:value-type="string">
            <text:p text:style-name="P11">double</text:p>
          </table:table-cell>
        </table:table-row>
        <table:table-row>
          <table:table-cell table:style-name="Taula1.A2" office:value-type="string">
            <text:p text:style-name="Table_20_Contents">Math.pow(2,3)</text:p>
          </table:table-cell>
          <table:table-cell table:style-name="Taula1.A2" office:value-type="string">
            <text:p text:style-name="P11">8.0</text:p>
          </table:table-cell>
          <table:table-cell table:style-name="Taula1.C2" office:value-type="string">
            <text:p text:style-name="P11">double</text:p>
          </table:table-cell>
        </table:table-row>
        <table:table-row>
          <table:table-cell table:style-name="Taula1.A2" office:value-type="string">
            <text:p text:style-name="Table_20_Contents">Math.sqrt(4)</text:p>
          </table:table-cell>
          <table:table-cell table:style-name="Taula1.A2" office:value-type="string">
            <text:p text:style-name="P11">2.0</text:p>
          </table:table-cell>
          <table:table-cell table:style-name="Taula1.C2" office:value-type="string">
            <text:p text:style-name="P11">double</text:p>
          </table:table-cell>
        </table:table-row>
      </table:table>
      <text:list xml:id="list133945932291142" text:continue-numbering="true" text:style-name="Numbering_20_1">
        <text:list-item>
          <text:p text:style-name="P24">Determineu el resultat de les expressions numèriques següents: </text:p>
          <text:list>
            <text:list-item>
              <text:p text:style-name="P24">30 % 4 - 30 - 2 ∗ 5 <text:span text:style-name="T5">= </text:span><text:span text:style-name="T6">2-30 -10 =- 38(int)</text:span></text:p>
            </text:list-item>
            <text:list-item>
              <text:p text:style-name="P24">5 / 2 - 5.0/2 <text:span text:style-name="T6">= 2 -2.5 = - 0.5 (double)</text:span></text:p>
            </text:list-item>
            <text:list-item>
              <text:p text:style-name="P24">10 - 10.0/2 ∗ 3 + 5 <text:span text:style-name="T6">= 10 – 15.0 + 5 = 0.0 (double)</text:span></text:p>
            </text:list-item>
            <text:list-item>
              <text:p text:style-name="P24">10 - 10.0/(2 ∗ 3) + 5 <text:span text:style-name="T7">= 10 – 10.0 / 6 = 8.3 (double)</text:span></text:p>
            </text:list-item>
          </text:list>
        </text:list-item>
        <text:list-item>
          <text:p text:style-name="P24">Trobeu les expressions en Java que calculin el mateix valor que les expressions matemàtiques següents: </text:p>
          <text:list>
            <text:list-item>
              <text:p text:style-name="P26"><draw:frame draw:style-name="fr1" draw:name="Object1" text:anchor-type="as-char" svg:width="0.489in" svg:height="0.3925in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s/><text:span text:style-name="T7">m/n + p</text:span></text:p>
            </text:list-item>
            <text:list-item>
              <text:p text:style-name="P26"><draw:frame draw:style-name="fr1" draw:name="Object2" text:anchor-type="as-char" svg:width="0.7244in" svg:height="0.3925in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s/><text:span text:style-name="T7">m + n/(p-q)</text:span></text:p>
            </text:list-item>
            <text:list-item>
              <text:p text:style-name="P26"><text:soft-page-break/><draw:frame draw:style-name="fr1" draw:name="Object3" text:anchor-type="as-char" svg:width="0.5272in" svg:height="0.8335in" draw:z-index="2"><draw:object xlink:href="./Object 1" xlink:type="simple" xlink:show="embed" xlink:actuate="onLoad"/><draw:image xlink:href="./ObjectReplacements/Object 1" xlink:type="simple" xlink:show="embed" xlink:actuate="onLoad"/></draw:frame><text:s/><text:span text:style-name="T7">(m+(n/p)/(q-(r/s</text:span>²<text:span text:style-name="T7">)</text:span></text:p>
            </text:list-item>
          </text:list>
        </text:list-item>
        <text:list-item>
          <text:p text:style-name="P24">Escriu la següent expressió en Java:</text:p>
          <text:list>
            <text:list-item>
              <text:p text:style-name="P24"><draw:frame draw:style-name="fr1" draw:name="Objecte1" text:anchor-type="as-char" svg:width="1.0874in" svg:height="0.6016in" draw:z-index="3"><draw:object xlink:href="./Object 4" xlink:type="simple" xlink:show="embed" xlink:actuate="onLoad"/><draw:image xlink:href="./ObjectReplacements/Object 4" xlink:type="simple" xlink:show="embed" xlink:actuate="onLoad"/></draw:frame><text:s/></text:p>
              <text:p text:style-name="P24"/>
            </text:list-item>
            <text:list-item>
              <text:p text:style-name="P24"><draw:frame draw:style-name="fr1" draw:name="Objecte2" text:anchor-type="as-char" svg:width="0.7783in" svg:height="0.3925in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<text:p text:style-name="P24"/>
            </text:list-item>
            <text:list-item>
              <text:p text:style-name="P24"><draw:frame draw:style-name="fr1" draw:name="Objecte3" text:anchor-type="as-char" svg:width="1.3756in" svg:height="0.4236in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<text:p text:style-name="P24"/>
            </text:list-item>
            <text:list-item>
              <text:p text:style-name="P24"><draw:frame draw:style-name="fr1" draw:name="Objecte4" text:anchor-type="as-char" svg:width="0.7965in" svg:height="0.8098in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<text:p text:style-name="P24"/>
            </text:list-item>
          </text:list>
        </text:list-item>
        <text:list-item>
          <text:p text:style-name="P24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>
          <table:table-cell table:style-name="Taula3.A2" office:value-type="string">
            <text:p text:style-name="Table_20_Contents">12.1</text:p>
          </table:table-cell>
          <table:table-cell table:style-name="Taula3.A2" office:value-type="string">
            <text:p text:style-name="Table_20_Contents"><text:s/></text:p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7.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1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ext:soft-page-break/>
        <table:table-row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23.4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double)23.45f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23.4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.3f+4.5d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0*1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byte)(3.+3f)%4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Float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"/>D<text:bookmark-end text:name="DDE_LINK"/>ouble.MAX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Double.MIN_VALUE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5"/>D<text:bookmark-end text:name="DDE_LINK5"/>ouble.MAX_VALUE+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12345678.12345678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3"/>0.00000000123<text:bookmark-end text:name="DDE_LINK3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-0.0000000012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*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0e5/2.e-5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2"/>0.01*0.01*0.01<text:bookmark-end text:name="DDE_LINK2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(float)(0.01*0.01*0.01)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.0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/3.0+1/3+1/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+1e-6-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17"/>1-1+1e-6<text:bookmark-end text:name="DDE_LINK17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</table:table>
      <text:list xml:id="list133946238890383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>
          <table:table-cell table:style-name="Taula2.A2" office:value-type="string">
            <text:p text:style-name="Table_20_Contents">1&lt;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&l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l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l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l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ext:soft-page-break/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l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5&gt;2+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&gt;=2*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&gt;=3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*(5%2)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&gt;-4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4&gt;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&gt;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&gt;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*3&gt;(1+2)*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1==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1+2!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12==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+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0==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%3)&lt;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+2)%3==1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(10-10%2)&lt;=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==-10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-2*5&lt;-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2 !=-2(-4%2)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==16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3==0x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<text:bookmark-start text:name="DDE_LINK4"/>0xAB+(11*03)&gt;1000<text:bookmark-end text:name="DDE_LINK4"/>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xAK+1&lt;12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082==3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&amp;&amp;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7&gt;=5 || 5&gt;5</text:p>
          </table:table-cell>
          <table:table-cell table:style-name="Taula2.A2" office:value-type="string">
            <text:p text:style-name="P2"/>
          </table:table-cell>
          <table:table-cell table:style-name="Taula2.C2" office:value-type="string">
            <text:p text:style-name="P2"/>
          </table:table-cell>
        </table:table-row>
        <table:table-row>
          <table:table-cell table:style-name="Taula2.A2" office:value-type="string">
            <text:p text:style-name="Table_20_Contents">3.0!=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ext:soft-page-break/>
        <table:table-row>
          <table:table-cell table:style-name="Taula2.A2" office:value-type="string">
            <text:p text:style-name="Table_20_Contents">2.31&lt;2.32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<text:bookmark-start text:name="DDE_LINK111"/>2.0==1.9999999999999999<text:bookmark-end text:name="DDE_LINK111"/>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133945363552667" text:continue-numbering="true" text:style-name="Numbering_20_1">
        <text:list-item>
          <text:p text:style-name="P24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>
          <table:table-cell table:style-name="Taula4.A2" office:value-type="string">
            <text:p text:style-name="Table_20_Contents">!true</text:p>
          </table:table-cell>
          <table:table-cell table:style-name="Taula4.A2" office:value-type="string">
            <text:p text:style-name="P36">false</text:p>
          </table:table-cell>
          <table:table-cell table:style-name="Taula4.C2" office:value-type="string">
            <text:p text:style-name="Text_20_body">boolean</text:p>
          </table:table-cell>
        </table:table-row>
        <table:table-row>
          <table:table-cell table:style-name="Taula4.A2" office:value-type="string">
            <text:p text:style-name="Table_20_Contents">!false</text:p>
          </table:table-cell>
          <table:table-cell table:style-name="Taula4.A2" office:value-type="string">
            <text:p text:style-name="P21">tru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"/>&amp;&amp;<text:bookmark-end text:name="DDE_LINK1"/>false</text:p>
          </table:table-cell>
          <table:table-cell table:style-name="Taula4.A2" office:value-type="string">
            <text:p text:style-name="P21">fals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2"/>&amp;&amp;<text:bookmark-end text:name="DDE_LINK12"/>tru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3"/>&amp;&amp;<text:bookmark-end text:name="DDE_LINK13"/>fals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true&amp;&amp;true</text:p>
          </table:table-cell>
          <table:table-cell table:style-name="Taula4.A2" office:value-type="string">
            <text:p text:style-name="P21">tru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4"/>|<text:bookmark-end text:name="DDE_LINK14"/>|false</text:p>
          </table:table-cell>
          <table:table-cell table:style-name="Taula4.A2" office:value-type="string">
            <text:p text:style-name="P21">false 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false<text:bookmark-start text:name="DDE_LINK121"/><text:bookmark-start text:name="DDE_LINK141"/>|<text:bookmark-end text:name="DDE_LINK121"/><text:bookmark-end text:name="DDE_LINK141"/>|tru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31"/><text:bookmark-start text:name="DDE_LINK142"/>|<text:bookmark-end text:name="DDE_LINK131"/><text:bookmark-end text:name="DDE_LINK142"/>|fals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true<text:bookmark-start text:name="DDE_LINK143"/>|<text:bookmark-end text:name="DDE_LINK143"/>|true</text:p>
          </table:table-cell>
          <table:table-cell table:style-name="Taula4.A2" office:value-type="string">
            <text:p text:style-name="P21">tru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<text:bookmark-start text:name="DDE_LINK7"/><text:bookmark-start text:name="DDE_LINK8"/>true<text:bookmark-start text:name="DDE_LINK132"/>&amp;&amp;<text:bookmark-end text:name="DDE_LINK132"/>false||<text:bookmark-end text:name="DDE_LINK7"/>true<text:bookmark-end text:name="DDE_LINK8"/></text:p>
          </table:table-cell>
          <table:table-cell table:style-name="Taula4.A2" office:value-type="string">
            <text:p text:style-name="P21">true 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!true&amp;&amp;true</text:p>
          </table:table-cell>
          <table:table-cell table:style-name="Taula4.A2" office:value-type="string">
            <text:p text:style-name="P36">fals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!(true&amp;&amp;false)</text:p>
          </table:table-cell>
          <table:table-cell table:style-name="Taula4.A2" office:value-type="string">
            <text:p text:style-name="P21">tru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!(true||false)</text:p>
          </table:table-cell>
          <table:table-cell table:style-name="Taula4.A2" office:value-type="string">
            <text:p text:style-name="P21">fals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(byte)tru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22">No ba</text:p>
          </table:table-cell>
        </table:table-row>
        <table:table-row>
          <table:table-cell table:style-name="Taula4.A2" office:value-type="string">
            <text:p text:style-name="Table_20_Contents">false&lt;true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21">No ba</text:p>
          </table:table-cell>
        </table:table-row>
        <table:table-row>
          <table:table-cell table:style-name="Taula4.A2" office:value-type="string">
            <text:p text:style-name="Table_20_Contents"><text:bookmark-start text:name="DDE_LINK9"/>false+true<text:bookmark-end text:name="DDE_LINK9"/></text:p>
          </table:table-cell>
          <table:table-cell table:style-name="Taula4.A2" office:value-type="string">
            <text:p text:style-name="P21">Error</text:p>
          </table:table-cell>
          <table:table-cell table:style-name="Taula4.C2" office:value-type="string">
            <text:p text:style-name="P21">No ba</text:p>
          </table:table-cell>
        </table:table-row>
        <table:table-row>
          <table:table-cell table:style-name="Taula4.A2" office:value-type="string">
            <text:p text:style-name="Table_20_Contents"><text:bookmark-start text:name="DDE_LINK10"/>5&lt;3&amp;&amp;4&gt;=4<text:bookmark-end text:name="DDE_LINK10"/></text:p>
          </table:table-cell>
          <table:table-cell table:style-name="Taula4.A2" office:value-type="string">
            <text:p text:style-name="P21">fals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12%2==0&amp;&amp;12%4==0</text:p>
          </table:table-cell>
          <table:table-cell table:style-name="Taula4.A2" office:value-type="string">
            <text:p text:style-name="P21">true 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(10/2!=5||10%2==0)&amp;&amp;1==1</text:p>
          </table:table-cell>
          <table:table-cell table:style-name="Taula4.A2" office:value-type="string">
            <text:p text:style-name="P21">false</text:p>
          </table:table-cell>
          <table:table-cell table:style-name="Taula4.C2" office:value-type="string">
            <text:p text:style-name="P19">boolean</text:p>
          </table:table-cell>
        </table:table-row>
        <table:table-row>
          <table:table-cell table:style-name="Taula4.A2" office:value-type="string">
            <text:p text:style-name="Table_20_Contents">!(3==2)||(3==2)</text:p>
          </table:table-cell>
          <table:table-cell table:style-name="Taula4.A2" office:value-type="string">
            <text:p text:style-name="P21">true</text:p>
          </table:table-cell>
          <table:table-cell table:style-name="Taula4.C2" office:value-type="string">
            <text:p text:style-name="P19">boolean</text:p>
          </table:table-cell>
        </table:table-row>
      </table:table>
      <text:list xml:id="list133946298707316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14">int x = 3;</text:p>
      <text:p text:style-name="P14">int y = 2;</text:p>
      <text:p text:style-name="P14">int z;</text:p>
      <text:p text:style-name="P14">boolean b = false;</text:p>
      <text:p text:style-name="P14">boolean c;</text:p>
      <text:p text:style-name="P14"/>
      <text:p text:style-name="P14"><text:soft-page-break/>z = ( x + 4 * y ) % 3;</text:p>
      <text:p text:style-name="P14"/>
      <text:p text:style-name="P20">z = (3 + 4 * 2 ) % 3 = 0</text:p>
      <text:p text:style-name="P20"/>
      <text:p text:style-name="P20"/>
      <text:p text:style-name="P14">c = ( x &gt; y &amp;&amp; !c)||(x==y);</text:p>
      <text:p text:style-name="P14"/>
      <text:p text:style-name="P20">c = ( <text:span text:style-name="T9">true</text:span> &amp;&amp; !<text:span text:style-name="T9">true</text:span>)|| <text:span text:style-name="T9">false</text:span> = <text:span text:style-name="T9">false</text:span></text:p>
      <text:p text:style-name="P18"/>
      <text:list xml:id="list133945306177020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14">int x = 8;</text:p>
      <text:p text:style-name="P14">int y = 5;</text:p>
      <text:p text:style-name="P14">int z;</text:p>
      <text:p text:style-name="P14">boolean b = true;</text:p>
      <text:p text:style-name="P14">boolean c;</text:p>
      <text:p text:style-name="P14">z = (( y + x /2) % 2 ) * 5;</text:p>
      <text:p text:style-name="P14"/>
      <text:p text:style-name="P18">z = (( <text:span text:style-name="T8">5</text:span> + <text:span text:style-name="T8">8</text:span> /2) % 2 ) * 5 <text:span text:style-name="T8">= 5</text:span>;</text:p>
      <text:p text:style-name="P14"/>
      <text:p text:style-name="P14"/>
      <text:p text:style-name="P14">c = b &amp;&amp; ( x &gt; 0 || !( y&lt;5 ));</text:p>
      <text:p text:style-name="P14"/>
      <text:p text:style-name="P18">c = <text:span text:style-name="T8">true</text:span> &amp;&amp; ( <text:span text:style-name="T8">true</text:span> || !( <text:span text:style-name="T8">false</text:span> )) <text:span text:style-name="T8">= false</text:span>;</text:p>
      <text:p text:style-name="P14"/>
      <text:p text:style-name="P14"/>
      <text:list xml:id="list133946893179830" text:continue-numbering="true" text:style-name="Numbering_20_1">
        <text:list-item>
          <text:p text:style-name="Numbering_20_1">Determineu el valor de les expressions booleanes següents suposant que els valors de les variables a, b i c són, respectivament, fals, fals i cert: </text:p>
          <text:list>
            <text:list-item>
              <text:p text:style-name="P27">a || b || c <text:span text:style-name="T8">= false || false || true = true</text:span></text:p>
            </text:list-item>
            <text:list-item>
              <text:p text:style-name="P27">a || b || !a <text:span text:style-name="T8">= false || false || !true = true</text:span></text:p>
            </text:list-item>
            <text:list-item>
              <text:p text:style-name="P28">c &amp;&amp; !a || b <text:span text:style-name="T8">= true &amp;&amp; !</text:span><text:span text:style-name="T9">false</text:span><text:span text:style-name="T8"> || </text:span><text:span text:style-name="T9">false = true</text:span></text:p>
            </text:list-item>
            <text:list-item>
              <text:p text:style-name="P28">!(a || b) &amp;&amp; c <text:span text:style-name="T9">= <text:s/>!(false || false) &amp;&amp; true = true <text:s/></text:span></text:p>
            </text:list-item>
            <text:list-item>
              <text:p text:style-name="P28">!a &amp;&amp; !b &amp;&amp; c <text:span text:style-name="T9">= !false &amp;&amp; !false &amp;&amp; true = true </text:span></text:p>
            </text:list-item>
          </text:list>
        </text:list-item>
        <text:list-item>
          <text:p text:style-name="Numbering_20_1">Escriu l'expressió que ens serviria per determinar que x està entre 0 i 10.</text:p>
        </text:list-item>
      </text:list>
      <text:p text:style-name="P23">x &gt;= 0 &amp;&amp; x &lt;= 10</text:p>
      <text:list xml:id="list133946003785992" text:continue-numbering="true" text:style-name="Numbering_20_1">
        <text:list-item>
          <text:p text:style-name="Numbering_20_1">Determineu el valor de les següents expressions, o digueu si provocarien alguna mena d’error, suposant que x = 0, y = 1, a = fals i b = cert: </text:p>
          <text:list>
            <text:list-item>
              <text:p text:style-name="Numbering_20_1">x &gt; y <text:span text:style-name="T9">= 0 &gt; 1 = false</text:span></text:p>
            </text:list-item>
            <text:list-item>
              <text:p text:style-name="P28">a &gt; b <text:span text:style-name="T9">= false &gt; true = Error</text:span></text:p>
            </text:list-item>
            <text:list-item>
              <text:p text:style-name="P28">(x &lt; y) == (a || b) <text:span text:style-name="T9">= (0 &lt; 1) == (false || true) = true</text:span></text:p>
            </text:list-item>
            <text:list-item>
              <text:p text:style-name="P28"><text:soft-page-break/>x &lt; y &lt;= y <text:span text:style-name="T9">= 0 &lt; 1 &lt;= 1 = true</text:span></text:p>
            </text:list-item>
            <text:list-item>
              <text:p text:style-name="P28">x == y == a == b <text:span text:style-name="T9">= 0 == 1 == false == true = Error</text:span></text:p>
            </text:list-item>
            <text:list-item>
              <text:p text:style-name="P28">x == y == (a == b) <text:span text:style-name="T9">= 0 == 1 == (false == true) <text:s/>= Error</text:span></text:p>
            </text:list-item>
            <text:list-item>
              <text:p text:style-name="P28">x == (y == a) == b <text:span text:style-name="T9">= 0 == (1 == true) == Error </text:span>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item>
              <text:p text:style-name="Numbering_20_1">Donades dues parelles d’enters (a, b) i (c, d) que representen el vèrtex inferior esquerre i el vèrtex superior dret d’un rectangle amb costats paral·lels als eixos de coordenades, determinar si un tercer punt (x, y) està dins del rectangle. </text:p>
              <text:p text:style-name="P31">int a = 3;</text:p>
              <text:p text:style-name="P31">int b = 2;</text:p>
              <text:p text:style-name="P31">int c = 4;</text:p>
              <text:p text:style-name="P31">int d= 6;</text:p>
              <text:p text:style-name="P31">int x = 3; int y = 5;</text:p>
              <text:p text:style-name="P31">bollean 9;</text:p>
              <text:p text:style-name="P31">f = a &lt;= x&amp;&amp;c&gt;=x&amp;&amp;b&lt;=y&amp;&amp;d&gt;=y;</text:p>
              <text:p text:style-name="P31"/>
            </text:list-item>
            <text:list-item>
              <text:p text:style-name="P34">Determinar si un número positiu n representa un any de traspàs. Els anys de traspàs són aquells que són múltiples de 400 i aquells que són múltiples de 4 però no de 100. Per exemple, 1964, 2004 i 2400 són de traspàs, però 1977, 2100 i 1800 no.</text:p>
              <text:p text:style-name="P34">boolean <text:s/>= (n % 400 == 0) || ((n % 4 == 0) &amp;&amp; (n % 100 != 0));</text:p>
            </text:list-item>
            <text:list-item>
              <text:p text:style-name="Numbering_20_1">Determinar si dos intervals tancats [a, b] i [c, d] s’intersequen. I si els intervals són oberts?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0">(n &gt; 4) || (n &lt; 5)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s cert, independentment del valor de n. <text:s/><text:span text:style-name="T11">V</text:span></text:p>
            </text:list-item>
            <text:list-item>
              <text:p text:style-name="Numbering_20_1"><text:soft-page-break/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0">(n &gt; 4) &amp;&amp; (n &lt; 5) 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́s cert, independentment del valor de n. </text:p>
            </text:list-item>
            <text:list-item>
              <text:p text:style-name="Numbering_20_1">El seu valor dependrà del valor de n. <text:span text:style-name="T10">V</text:span>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Escriu el resultat de la següent expressió:</text:p>
          <text:p text:style-name="P30">4 &gt; 5 || !(45 == 7) &amp;&amp; 7 + 3 &lt; 5 – 2</text:p>
        </text:list-item>
        <text:list-item>
          <text:p text:style-name="Numbering_20_1">Escriu l'expressions en Java corresponent a la següent expressióo algebraica:</text:p>
          <text:p text:style-name="P30"><draw:frame draw:style-name="fr1" draw:name="Objecte5" text:anchor-type="as-char" svg:width="1.0398in" svg:height="0.1917in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32">(a+b=&gt;2)&amp;&amp;(a+b&lt;=35) </text:p>
        </text:list-item>
        <text:list-item>
          <text:p text:style-name="Numbering_20_1">Escriure l'expressió en Java corresponent al següent enunciat: “Avaluar si el contingut de la variable preu està entre 15€ i 100€”</text:p>
          <text:p text:style-name="P33">(x=&gt;15)&amp;&amp;(x&lt;=100) </text:p>
        </text:list-item>
        <text:list-item>
          <text:p text:style-name="P24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>
            <table:table-cell table:style-name="Taula7.A1" office:value-type="string">
              <text:list xml:id="list133945647429946" text:continue-numbering="true" text:style-name="Numbering_20_1">
                <text:list-header>
                  <text:p text:style-name="P40">Expressió a avaluar</text:p>
                </text:list-header>
              </text:list>
            </table:table-cell>
            <table:table-cell table:style-name="Taula7.A1" office:value-type="string">
              <text:list xml:id="list133946792833440" text:continue-numbering="true" text:style-name="Numbering_20_1">
                <text:list-header>
                  <text:p text:style-name="P40">Valor</text:p>
                </text:list-header>
              </text:list>
            </table:table-cell>
            <table:table-cell table:style-name="Taula7.C1" office:value-type="string">
              <text:list xml:id="list133945970122301" text:continue-numbering="true" text:style-name="Numbering_20_1">
                <text:list-header>
                  <text:p text:style-name="P40">Tipus</text:p>
                </text:list-header>
              </text:list>
            </table:table-cell>
          </table:table-row>
        </table:table-header-rows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13">- 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0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=a+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(short)0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b=0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=b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++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++a;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b=a++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b=++a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b=a--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 +=2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a *=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c=0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d=0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ext:soft-page-break/>
        <table:table-row>
          <table:table-cell table:style-name="Taula7.A2" office:value-type="string">
            <text:p text:style-name="Table_20_Contents">c=a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d=b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=d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b=c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double b=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double c=a+b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oolean a=true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boolean b=true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boolean c=!(a&amp;&amp;b)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boolean c=a&lt;b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ouble a=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float <text:s/>b=2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double a=1+2-3f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int a=3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b=4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int c=a+2*b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c=c+1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c=c-a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=b*c;</text:p>
          </table:table-cell>
          <table:table-cell table:style-name="Taula7.A2" office:value-type="string">
            <text:p text:style-name="P13">-</text:p>
          </table:table-cell>
          <table:table-cell table:style-name="Taula7.C2" office:value-type="string">
            <text:p text:style-name="P13">-</text:p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oolean a=true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boolean b=a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int c=1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int d=c%5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ext:soft-page-break/>
        <table:table-row>
          <table:table-cell table:style-name="Taula7.A4" office:value-type="string">
            <text:p text:style-name="Table_20_Contents">b=a&amp;&amp;b||d&gt;c/2;</text:p>
          </table:table-cell>
          <table:table-cell table:style-name="Taula7.A4" office:value-type="string">
            <text:p text:style-name="P13">-</text:p>
          </table:table-cell>
          <table:table-cell table:style-name="Taula7.C4" office:value-type="string">
            <text:p text:style-name="P13">-</text:p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</table:table>
      <text:list xml:id="list133945257179121" text:continue-numbering="true" text:style-name="Numbering_20_1">
        <text:list-header>
          <text:p text:style-name="P35"/>
        </text:list-header>
        <text:list-item>
          <text:p text:style-name="P24">De les següents constants de tipus caràcter, digueu si són correctes o no. Si no són correctes, digueu per què no ho són:</text:p>
          <text:list>
            <text:list-item>
              <text:p text:style-name="P29">'f' <text:span text:style-name="T10">Si es caràcter</text:span></text:p>
            </text:list-item>
            <text:list-item>
              <text:p text:style-name="P29">'1' <text:span text:style-name="T10">Si es caràcter</text:span></text:p>
            </text:list-item>
            <text:list-item>
              <text:p text:style-name="P29">'ab' <text:span text:style-name="T10">No es caràcter .</text:span><text:span text:style-name="T12">Dos caràcters, xar només permet un</text:span></text:p>
            </text:list-item>
            <text:list-item>
              <text:p text:style-name="P29">“fhj” <text:span text:style-name="T10">No es caràcter. Cometes dobles → és una cadena, no un caràcter</text:span></text:p>
            </text:list-item>
            <text:list-item>
              <text:p text:style-name="P29">“5” <text:span text:style-name="T10">No es caràcter.Cometes dobles → és una cadena, no un caràcter</text:span></text:p>
            </text:list-item>
            <text:list-item>
              <text:p text:style-name="P29">'H' <text:span text:style-name="T10">Si es caràcter</text:span></text:p>
            </text:list-item>
            <text:list-item>
              <text:p text:style-name="P29">'*' <text:span text:style-name="T10">Si es caràcter</text:span></text:p>
            </text:list-item>
            <text:list-item>
              <text:p text:style-name="P29">'10' <text:span text:style-name="T10">No es caràcter .</text:span><text:span text:style-name="T12">Dos caràcters, xar només permet un</text:span></text:p>
            </text:list-item>
            <text:list-item>
              <text:p text:style-name="P24">3 <text:span text:style-name="T10">No es </text:span>caràcter . Això és un número (int), no un caràcter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5" table:style-name="Taula5">
        <table:table-column table:style-name="Taula5.A"/>
        <table:table-column table:style-name="Taula5.B"/>
        <table:table-column table:style-name="Taula5.C"/>
        <table:table-header-rows>
          <table:table-row>
            <table:table-cell table:style-name="Taula5.A1" office:value-type="string">
              <text:p text:style-name="Table_20_Heading">Expressió a avaluar</text:p>
            </table:table-cell>
            <table:table-cell table:style-name="Taula5.A1" office:value-type="string">
              <text:p text:style-name="Table_20_Heading">Valor</text:p>
            </table:table-cell>
            <table:table-cell table:style-name="Taula5.C1" office:value-type="string">
              <text:p text:style-name="Table_20_Heading">Tipus</text:p>
            </table:table-cell>
          </table:table-row>
        </table:table-header-rows>
        <table:table-row>
          <table:table-cell table:style-name="Taula5.A2" office:value-type="string">
            <text:p text:style-name="Table_20_Contents">'a'</text:p>
          </table:table-cell>
          <table:table-cell table:style-name="Taula5.A2" office:value-type="string">
            <text:p text:style-name="Table_20_Contents"><text:s/><text:span text:style-name="T10">a</text:span>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(int)'a'</text:p>
          </table:table-cell>
          <table:table-cell table:style-name="Taula5.A2" office:value-type="string">
            <text:p text:style-name="P37">97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'a'+25</text:p>
          </table:table-cell>
          <table:table-cell table:style-name="Taula5.A2" office:value-type="string">
            <text:p text:style-name="P37">122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(char)68</text:p>
          </table:table-cell>
          <table:table-cell table:style-name="Taula5.A2" office:value-type="string">
            <text:p text:style-name="P37">D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<text:bookmark-start text:name="DDE_LINK25"/>(char)68.45<text:bookmark-end text:name="DDE_LINK25"/></text:p>
          </table:table-cell>
          <table:table-cell table:style-name="Taula5.A2" office:value-type="string">
            <text:p text:style-name="P37">Error</text:p>
          </table:table-cell>
          <table:table-cell table:style-name="Taula5.C2" office:value-type="string">
            <text:p text:style-name="P37">No ba</text:p>
          </table:table-cell>
        </table:table-row>
        <table:table-row>
          <table:table-cell table:style-name="Taula5.A2" office:value-type="string">
            <text:p text:style-name="Table_20_Contents"><text:bookmark-start text:name="DDE_LINK15"/>(char)('a'+25)<text:bookmark-end text:name="DDE_LINK15"/></text:p>
          </table:table-cell>
          <table:table-cell table:style-name="Taula5.A2" office:value-type="string">
            <text:p text:style-name="P37">z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(char)('a'-32)</text:p>
          </table:table-cell>
          <table:table-cell table:style-name="Taula5.A2" office:value-type="string">
            <text:p text:style-name="P37">A</text:p>
          </table:table-cell>
          <table:table-cell table:style-name="Taula5.C2" office:value-type="string">
            <text:p text:style-name="P37">cahr</text:p>
          </table:table-cell>
        </table:table-row>
        <table:table-row>
          <table:table-cell table:style-name="Taula5.A2" office:value-type="string">
            <text:p text:style-name="Table_20_Contents"><text:bookmark-start text:name="DDE_LINK16"/>'a'+'z'-'a'<text:bookmark-end text:name="DDE_LINK16"/></text:p>
          </table:table-cell>
          <table:table-cell table:style-name="Taula5.A2" office:value-type="string">
            <text:p text:style-name="P37">122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<text:bookmark-start text:name="DDE_LINK18"/>(char)('a'+'z'-'a')<text:bookmark-end text:name="DDE_LINK18"/></text:p>
          </table:table-cell>
          <table:table-cell table:style-name="Taula5.A2" office:value-type="string">
            <text:p text:style-name="P37">z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<text:bookmark-start text:name="DDE_LINK19"/>'a'%3<text:bookmark-end text:name="DDE_LINK19"/></text:p>
          </table:table-cell>
          <table:table-cell table:style-name="Taula5.A2" office:value-type="string">
            <text:p text:style-name="P37">1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<text:bookmark-start text:name="DDE_LINK20"/>'a'*'a'<text:bookmark-end text:name="DDE_LINK20"/></text:p>
          </table:table-cell>
          <table:table-cell table:style-name="Taula5.A2" office:value-type="string">
            <text:p text:style-name="P37">9409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<text:bookmark-start text:name="DDE_LINK21"/>'\u0061'<text:bookmark-end text:name="DDE_LINK21"/></text:p>
          </table:table-cell>
          <table:table-cell table:style-name="Taula5.A2" office:value-type="string">
            <text:p text:style-name="P37">a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'\u0031'</text:p>
          </table:table-cell>
          <table:table-cell table:style-name="Taula5.A2" office:value-type="string">
            <text:p text:style-name="P37">1</text:p>
          </table:table-cell>
          <table:table-cell table:style-name="Taula5.C2" office:value-type="string">
            <text:p text:style-name="P37">char</text:p>
          </table:table-cell>
        </table:table-row>
        <table:table-row>
          <table:table-cell table:style-name="Taula5.A2" office:value-type="string">
            <text:p text:style-name="Table_20_Contents">'\u0061'+'\u0061'</text:p>
          </table:table-cell>
          <table:table-cell table:style-name="Taula5.A2" office:value-type="string">
            <text:p text:style-name="P37">194</text:p>
          </table:table-cell>
          <table:table-cell table:style-name="Taula5.C2" office:value-type="string">
            <text:p text:style-name="P37">int</text:p>
          </table:table-cell>
        </table:table-row>
        <text:soft-page-break/>
        <table:table-row>
          <table:table-cell table:style-name="Taula5.A2" office:value-type="string">
            <text:p text:style-name="Table_20_Contents">(int)<text:bookmark-start text:name="DDE_LINK24"/>Character.MAX_VALUE<text:bookmark-end text:name="DDE_LINK24"/></text:p>
          </table:table-cell>
          <table:table-cell table:style-name="Taula5.A2" office:value-type="string">
            <text:p text:style-name="P37">255</text:p>
          </table:table-cell>
          <table:table-cell table:style-name="Taula5.C2" office:value-type="string">
            <text:p text:style-name="P37">int</text:p>
          </table:table-cell>
        </table:table-row>
        <table:table-row>
          <table:table-cell table:style-name="Taula5.A2" office:value-type="string">
            <text:p text:style-name="Table_20_Contents"><text:s/>(int)'\uFFFF'</text:p>
          </table:table-cell>
          <table:table-cell table:style-name="Taula5.A2" office:value-type="string">
            <text:p text:style-name="Table_20_Contents">61440+3840+240+15=65535</text:p>
          </table:table-cell>
          <table:table-cell table:style-name="Taula5.C2" office:value-type="string">
            <text:p text:style-name="P38">int</text:p>
          </table:table-cell>
        </table:table-row>
        <table:table-row>
          <table:table-cell table:style-name="Taula5.A2" office:value-type="string">
            <text:p text:style-name="Table_20_Contents">(float)'\u0031'</text:p>
          </table:table-cell>
          <table:table-cell table:style-name="Taula5.A2" office:value-type="string">
            <text:p text:style-name="P37">49.0</text:p>
          </table:table-cell>
          <table:table-cell table:style-name="Taula5.C2" office:value-type="string">
            <text:p text:style-name="P37">float</text:p>
          </table:table-cell>
        </table:table-row>
        <table:table-row>
          <table:table-cell table:style-name="Taula5.A2" office:value-type="string">
            <text:p text:style-name="Table_20_Contents">(char)('\uFFFF'+1)</text:p>
          </table:table-cell>
          <table:table-cell table:style-name="Taula5.A2" office:value-type="string">
            <text:p text:style-name="P39">\u00<text:span text:style-name="T13">00</text:span>'</text:p>
          </table:table-cell>
          <table:table-cell table:style-name="Taula5.C2" office:value-type="string">
            <text:p text:style-name="P38">char</text:p>
          </table:table-cell>
        </table:table-row>
        <table:table-row>
          <table:table-cell table:style-name="Taula5.A2" office:value-type="string">
            <text:p text:style-name="Table_20_Contents"><text:s/>'\ufffg'</text:p>
          </table:table-cell>
          <table:table-cell table:style-name="Taula5.A2" office:value-type="string">
            <text:p text:style-name="P37">Error</text:p>
          </table:table-cell>
          <table:table-cell table:style-name="Taula5.C2" office:value-type="string">
            <text:p text:style-name="P37">No ba</text:p>
          </table:table-cell>
        </table:table-row>
        <table:table-row>
          <table:table-cell table:style-name="Taula5.A2" office:value-type="string">
            <text:p text:style-name="Table_20_Contents"><text:bookmark-start text:name="DDE_LINK22"/>'a'&lt;='a'<text:bookmark-end text:name="DDE_LINK22"/></text:p>
          </table:table-cell>
          <table:table-cell table:style-name="Taula5.A2" office:value-type="string">
            <text:p text:style-name="P37">True </text:p>
          </table:table-cell>
          <table:table-cell table:style-name="Taula5.C2" office:value-type="string">
            <text:p text:style-name="P37">boolean</text:p>
          </table:table-cell>
        </table:table-row>
        <table:table-row>
          <table:table-cell table:style-name="Taula5.A2" office:value-type="string">
            <text:p text:style-name="Table_20_Contents">'a'&lt;'b'</text:p>
          </table:table-cell>
          <table:table-cell table:style-name="Taula5.A2" office:value-type="string">
            <text:p text:style-name="P37">True</text:p>
          </table:table-cell>
          <table:table-cell table:style-name="Taula5.C2" office:value-type="string">
            <text:p text:style-name="P37">boolean</text:p>
          </table:table-cell>
        </table:table-row>
        <table:table-row>
          <table:table-cell table:style-name="Taula5.A2" office:value-type="string">
            <text:p text:style-name="Table_20_Contents"><text:bookmark-start text:name="DDE_LINK23"/>'b'!='a'+1<text:bookmark-end text:name="DDE_LINK23"/></text:p>
          </table:table-cell>
          <table:table-cell table:style-name="Taula5.A2" office:value-type="string">
            <text:p text:style-name="P37">False</text:p>
          </table:table-cell>
          <table:table-cell table:style-name="Taula5.C2" office:value-type="string">
            <text:p text:style-name="P37">boolean</text:p>
          </table:table-cell>
        </table:table-row>
        <table:table-row>
          <table:table-cell table:style-name="Taula5.A2" office:value-type="string">
            <text:p text:style-name="Table_20_Contents"><text:bookmark-start text:name="DDE_LINK26"/>0xAB&lt;'k'<text:bookmark-end text:name="DDE_LINK26"/></text:p>
          </table:table-cell>
          <table:table-cell table:style-name="Taula5.A2" office:value-type="string">
            <text:p text:style-name="P37">False</text:p>
          </table:table-cell>
          <table:table-cell table:style-name="Taula5.C2" office:value-type="string">
            <text:p text:style-name="P37">boolean</text:p>
          </table:table-cell>
        </table:table-row>
      </table:table>
      <text:list xml:id="list133947097739264" text:continue-numbering="true" text:style-name="Numbering_20_1">
        <text:list-item>
          <text:p text:style-name="Numbering_20_1">Avalua les següents expressions:</text:p>
        </text:list-item>
      </text:list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Table_20_Heading">Expressió a avaluar</text:p>
          </table:table-cell>
          <table:table-cell table:style-name="Taula6.A1" office:value-type="string">
            <text:p text:style-name="Table_20_Heading">Valor</text:p>
          </table:table-cell>
          <table:table-cell table:style-name="Taula6.C1" office:value-type="string">
            <text:p text:style-name="Table_20_Heading">Tipus</text:p>
          </table:table-cell>
        </table:table-row>
        <table:table-row>
          <table:table-cell table:style-name="Taula6.A2" office:value-type="string">
            <text:p text:style-name="Table_20_Contents"><text:bookmark-start text:name="DDE_LINK27"/><text:bookmark-start text:name="DDE_LINK28"/><text:bookmark-start text:name="DDE_LINK29"/><text:bookmark-start text:name="DDE_LINK30"/>“”<text:bookmark-end text:name="DDE_LINK27"/><text:bookmark-end text:name="DDE_LINK28"/><text:bookmark-end text:name="DDE_LINK29"/><text:bookmark-end text:name="DDE_LINK30"/></text:p>
          </table:table-cell>
          <table:table-cell table:style-name="Taula6.A2" office:value-type="string">
            <text:p text:style-name="Table_20_Contents"><text:s/></text:p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 “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01234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<text:bookmark-start text:name="DDE_LINK251"/>“01234”<text:bookmark-end text:name="DDE_LINK251"/>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<text:bookmark-start text:name="DDE_LINK2511"/>“01234”<text:bookmark-end text:name="DDE_LINK2511"/>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+123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123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'6'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“abc”+true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>
          <table:table-cell table:style-name="Taula6.A2" office:value-type="string">
            <text:p text:style-name="Table_20_Contents">”abc”*2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</table:table>
      <text:list xml:id="list133945368157198" text:continue-numbering="true" text:style-name="Numbering_20_1">
        <text:list-item>
          <text:p text:style-name="P24">Calculeu el valor de les següents expressions:</text:p>
          <text:list>
            <text:list-item>
              <text:p text:style-name="P24">27 % 4 +15 / 4</text:p>
            </text:list-item>
            <text:list-item>
              <text:p text:style-name="P24">37 / Math.pow(4,2) – 2</text:p>
            </text:list-item>
            <text:list-item>
              <text:p text:style-name="P24">9 * 2 / 3 * 25 * 3</text:p>
            </text:list-item>
            <text:list-item>
              <text:p text:style-name="P24">Math.pow(7 * 3 – 4 * 4,2) / 4 * 2</text:p>
            </text:list-item>
            <text:list-item>
              <text:p text:style-name="P24">25 &gt;= 7 &amp;&amp; !(7 &lt;= 2)</text:p>
            </text:list-item>
            <text:list-item>
              <text:p text:style-name="P24">24 &gt; 5 &amp;&amp; 10 &lt;= 10 || 10 == 5</text:p>
            </text:list-item>
            <text:list-item>
              <text:p text:style-name="P24">(10 &lt;= 15 || 23 == 13) &amp;&amp; !(8 == 8)</text:p>
            </text:list-item>
            <text:list-item>
              <text:p text:style-name="P24">(!(6 / 3 &gt; 3) || 7 &gt; 7) &amp;&amp; (3 &lt;= 9 / 2 || 2 + 3 &lt;= 7 / 2)</text:p>
            </text:list-item>
            <text:list-item>
              <text:p text:style-name="P24"><text:soft-page-break/>“Pere “+”Rius”</text:p>
            </text:list-item>
            <text:list-item>
              <text:p text:style-name="P24">'H' &lt; 'J' || '9' == '7'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Condense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adornments="Regular" style:font-pitch="variable" style:font-charset="x-symbol"/>
    <style:font-face style:name="StarSymbol" svg:font-family="StarSymbol" style:font-charset="x-symbol"/>
    <style:font-face style:name="StarSymbol1" svg:font-family="Star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style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style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style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style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style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style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loext:opacity="100%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loext:num-list-format="%2%" text:bullet-char="⁰">
        <style:list-level-properties text:space-before="0.1579in" text:min-label-width="0.1575in"/>
        <style:text-properties style:font-name="DejaVu Sans3"/>
      </text:list-level-style-bullet>
      <text:list-level-style-bullet text:level="3" text:style-name="Bullet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loext:num-list-format="%1%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loext:num-list-format="%2%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loext:num-list-format="%4%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loext:num-list-format="%5%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loext:num-list-format="%6%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loext:num-list-format="%7%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loext:num-list-format="%8%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loext:num-list-format="%9%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loext:num-list-format="%10%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distance="0.0398in"/>
      </text:list-level-style-number>
      <text:list-level-style-number text:level="2" text:style-name="Numbering_20_Symbols" loext:num-list-format="%2%." style:num-suffix="." style:num-format="a">
        <style:list-level-properties text:space-before="0.1972in" text:min-label-distance="0.0398in"/>
      </text:list-level-style-number>
      <text:list-level-style-bullet text:level="3" text:style-name="Bullet_20_Symbols" loext:num-list-format="%3%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a">
        <style:list-level-properties text:min-label-distance="0.0783in"/>
      </text:list-level-style-number>
      <text:list-level-style-number text:level="2" text:style-name="Numbering_20_Symbols" loext:num-list-format="%2%.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0.3929in"/>
      </text:list-level-style-number>
      <text:list-level-style-number text:level="4" text:style-name="Numbering_20_Symbols" loext:num-list-format="%4%." style:num-suffix="." style:num-format="a" text:start-value="4">
        <style:list-level-properties text:space-before="0.7866in"/>
      </text:list-level-style-number>
      <text:list-level-style-number text:level="5" text:style-name="Numbering_20_Symbols" loext:num-list-format="%5%." style:num-suffix="." style:num-format="a" text:start-value="5">
        <style:list-level-properties text:space-before="1.2791in"/>
      </text:list-level-style-number>
      <text:list-level-style-number text:level="6" text:style-name="Numbering_20_Symbols" loext:num-list-format="%6%." style:num-suffix="." style:num-format="a" text:start-value="6">
        <style:list-level-properties text:space-before="1.8693in"/>
      </text:list-level-style-number>
      <text:list-level-style-number text:level="7" text:style-name="Numbering_20_Symbols" loext:num-list-format="%7%." style:num-suffix="." style:num-format="a" text:start-value="7">
        <style:list-level-properties text:space-before="2.5783in"/>
      </text:list-level-style-number>
      <text:list-level-style-number text:level="8" text:style-name="Numbering_20_Symbols" loext:num-list-format="%8%." style:num-suffix="." style:num-format="a" text:start-value="8">
        <style:list-level-properties text:space-before="3.4839in"/>
      </text:list-level-style-number>
      <text:list-level-style-number text:level="9" text:style-name="Numbering_20_Symbols" loext:num-list-format="%9%." style:num-suffix="." style:num-format="a" text:start-value="9">
        <style:list-level-properties text:space-before="4.5075in"/>
      </text:list-level-style-number>
      <text:list-level-style-number text:level="10" text:style-name="Numbering_20_Symbols" loext:num-list-format="%10%.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tipusCicle">CFGS</text:text-input><text:s/><text:text-input text:description="Cicle">DAM</text:text-input><text:s/>- <text:text-input text:description="Crèdit">M03</text:text-input><text:tab/><text:tab/>Express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monica</meta:initial-creator>
    <meta:creation-date>2009-09-28T11:37:43</meta:creation-date>
    <dc:date>2025-09-22T13:39:45.073326119</dc:date>
    <dc:language>ca-ES</dc:language>
    <meta:editing-cycles>45</meta:editing-cycles>
    <meta:editing-duration>PT12H45M35S</meta:editing-duration>
    <meta:document-statistic meta:table-count="7" meta:image-count="0" meta:object-count="8" meta:page-count="16" meta:paragraph-count="885" meta:word-count="2065" meta:character-count="9332" meta:non-whitespace-character-count="81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i>m</mi>
        <mo stretchy="false">+</mo>
        <mfrac>
          <mi>n</mi>
          <mi>p</mi>
        </mfrac>
      </mrow>
      <mrow>
        <mi>q</mi>
        <mo stretchy="false">−</mo>
        <mfrac>
          <mi>r</mi>
          <msup>
            <mi>s</mi>
            <mn>2</mn>
          </msup>
        </mfrac>
      </mrow>
    </mfrac>
    <annotation encoding="StarMath 5.0">{m+{n} over {p} } over {q-{r} over {s^2} }  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m</math:mi>
        <math:mi>n</math:mi>
      </math:mfrac>
      <math:mo math:stretchy="false">+</math:mo>
      <math:mi>p</math:mi>
    </math:mrow>
    <math:annotation math:encoding="StarMath 5.0">{m} over {n} +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+</math:mo>
      <math:mfrac>
        <math:mi>n</math:mi>
        <math:mrow>
          <math:mi>p</math:mi>
          <math:mo math:stretchy="false">−</math:mo>
          <math:mi>q</math:mi>
        </math:mrow>
      </math:mfrac>
    </math:mrow>
    <math:annotation math:encoding="StarMath 5.0">m+{n} over {p-q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a²</math:mi>
        <math:mrow>
          <math:mi>b</math:mi>
          <math:mo math:stretchy="false">−</math:mo>
          <math:mi>c</math:mi>
        </math:mrow>
      </math:mfrac>
      <math:mo math:stretchy="false">+</math:mo>
      <math:mfrac>
        <math:mrow>
          <math:mi>d</math:mi>
          <math:mo math:stretchy="false">−</math:mo>
          <math:mi>e</math:mi>
        </math:mrow>
        <math:mrow>
          <math:mi>f</math:mi>
          <math:mo math:stretchy="false">−</math:mo>
          <math:mfrac>
            <math:mrow>
              <math:mi>g</math:mi>
              <math:mo math:stretchy="false">⋅</math:mo>
              <math:mi>h</math:mi>
            </math:mrow>
            <math:mi>j</math:mi>
          </math:mfrac>
        </math:mrow>
      </math:mfrac>
    </math:mrow>
    <math:annotation math:encoding="StarMath 5.0">{a²} over {b-c} + {d-e} over {f-{g cdot h } over {j} 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3a</math:mn>
        <math:mo math:stretchy="false">+</math:mo>
        <math:mi>b</math:mi>
      </math:mrow>
      <math:mrow>
        <math:mi>c</math:mi>
        <math:mo math:stretchy="false">−</math:mo>
        <math:mfrac>
          <math:mrow>
            <math:mrow>
              <math:mi>d</math:mi>
              <math:mo math:stretchy="false">+</math:mo>
              <math:mn>5</math:mn>
            </math:mrow>
            <math:mi>e</math:mi>
          </math:mrow>
          <math:mrow>
            <math:mi>f</math:mi>
            <math:mo math:stretchy="false">+</math:mo>
            <math:mfrac>
              <math:mi>g</math:mi>
              <math:mn>2h</math:mn>
            </math:mfrac>
          </math:mrow>
        </math:mfrac>
      </math:mrow>
    </math:mfrac>
    <math:annotation math:encoding="StarMath 5.0">{3a+b} over {c-{d+5e} over {f+{g} over {2h} } 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italic">a²</math:mi>
          <math:mo math:stretchy="false">+</math:mo>
          <math:mi math:fontstyle="italic">b³</math:mi>
        </math:mrow>
        <math:mo math:stretchy="false">−</math:mo>
        <math:mn>4</math:mn>
      </math:mrow>
      <math:mn>3c</math:mn>
    </math:mfrac>
    <math:annotation math:encoding="StarMath 5.0">{a²+b³-4} over {3c 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  <math:mn>2</math:mn>
          </math:msup>
          <math:mi>c</math:mi>
        </math:mfrac>
        <math:mo math:stretchy="false">−</math:mo>
        <math:mfrac>
          <math:mn>3t</math:mn>
          <math:mrow>
            <math:mi>h</math:mi>
            <math:mo math:stretchy="false">+</math:mo>
            <math:mi>j</math:mi>
          </math:mrow>
        </math:mfrac>
      </math:mrow>
      <math:mo math:stretchy="false">−</math:mo>
      <math:mn>7k</math:mn>
    </math:mrow>
    <math:annotation math:encoding="StarMath 5.0">{(a+b)^2} over {c} -{3t} over {h+j} -7k</math:annotation>
  </math:semantics>
</math:math>
</file>

<file path=Object 8/content.xml><?xml version="1.0" encoding="utf-8"?>
<math xmlns="http://www.w3.org/1998/Math/MathML" display="block">
  <semantics>
    <mrow>
      <mn>2</mn>
      <mo stretchy="false">⩽</mo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o stretchy="false">⩽</mo>
      <mn>35</mn>
    </mrow>
    <annotation encoding="StarMath 5.0">2 leslant (a+b) leslant 35</annotation>
  </semantics>
</math>
</file>